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draw:shadow="hidden" draw:shadow-offset-x="0.152cm" draw:shadow-offset-y="0.152cm" draw:shadow-color="#333333"/>
    </style:style>
    <style:style style:name="gr2" style:family="graphic" style:parent-style-name="standard">
      <style:graphic-properties draw:fill-color="#000000" draw:textarea-vertical-align="middle" draw:auto-grow-height="false" draw:shadow-offset-x="0.152cm" draw:shadow-offset-y="0.152cm" draw:shadow-color="#333333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draw:marker-start-width="0.427cm" draw:marker-end-width="0.427cm" draw:fill-color="#e6e6e6" draw:textarea-vertical-align="middle" draw:auto-grow-height="false" fo:padding-top="0.2cm" fo:padding-bottom="0.2cm" fo:padding-left="0.325cm" fo:padding-right="0.325cm" draw:shadow="visible" draw:shadow-offset-x="0.152cm" draw:shadow-offset-y="0.152cm" draw:shadow-color="#333333"/>
    </style:style>
    <style:style style:name="gr5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P1" style:family="paragraph">
      <style:paragraph-properties fo:text-align="center"/>
    </style:style>
    <style:style style:name="P2" style:family="paragraph"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family="FreeSans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T1" style:family="text">
      <style:text-properties fo:font-family="FreeSans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0.635cm" draw:transform="rotate (-1.57079632679579) translate (7.482cm 6.2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draw:transform="rotate (1.5707963267946) translate (6.847cm 14.7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0.635cm" svg:x="14.943cm" svg:y="8.5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0.635cm" svg:x="14.943cm" svg:y="11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0.635cm" svg:x="21.928cm" svg:y="8.5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0.635cm" svg:x="21.928cm" svg:y="11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8.275cm" svg:y="8.567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8.275cm" svg:y="11.7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6.793cm" svg:height="1.259cm" svg:x="10.525cm" svg:y="1.635cm">
          <draw:text-box>
            <text:p text:style-name="P2"><text:span text:style-name="T1">Rx Chain Module</text:span></text:p>
          </draw:text-box>
        </draw:frame>
        <draw:custom-shape draw:style-name="gr4" draw:text-style-name="P4" draw:layer="layout" svg:width="5.08cm" svg:height="2.257cm" svg:x="10.18cm" svg:y="7.757cm">
          <text:p text:style-name="P4">Cic_dec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2.222cm" svg:x="16.848cm" svg:y="7.792cm">
          <text:p text:style-name="P4">Halfband_dec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2.257cm" svg:x="10.18cm" svg:y="10.932cm">
          <text:p text:style-name="P4">Cic_dec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08cm" svg:height="2.222cm" svg:x="16.848cm" svg:y="10.967cm">
          <text:p text:style-name="P4">Halfband_dec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857cm" svg:height="2.257cm" svg:x="5.736cm" svg:y="3.982cm">
          <text:p text:style-name="P4">N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857cm" svg:height="2.257cm" svg:x="5.736cm" svg:y="14.742cm">
          <text:p text:style-name="P4">N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05cm" svg:height="1.588cm" svg:x="6.212cm" svg:y="8.10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" draw:text-style-name="P1" draw:layer="layout" svg:width="1.905cm" svg:height="1.588cm" svg:x="6.212cm" svg:y="11.28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6" draw:text-style-name="P3" draw:layer="layout" svg:width="0.718cm" svg:height="1.259cm" svg:x="24.219cm" svg:y="8.302cm">
          <draw:text-box>
            <text:p text:style-name="P3">I</text:p>
          </draw:text-box>
        </draw:frame>
        <draw:frame draw:style-name="gr6" draw:text-style-name="P3" draw:layer="layout" svg:width="1.103cm" svg:height="1.259cm" svg:x="24.027cm" svg:y="11.488cm">
          <draw:text-box>
            <text:p text:style-name="P3">Q</text:p>
          </draw:text-box>
        </draw:frame>
        <draw:custom-shape draw:style-name="gr2" draw:text-style-name="P1" draw:layer="layout" svg:width="1.905cm" svg:height="0.635cm" svg:x="4.174cm" svg:y="8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905cm" svg:height="0.635cm" svg:x="4.174cm" svg:y="11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0.718cm" svg:height="1.259cm" svg:x="2.946cm" svg:y="8.302cm">
          <draw:text-box>
            <text:p text:style-name="P3">I</text:p>
          </draw:text-box>
        </draw:frame>
        <draw:frame draw:style-name="gr6" draw:text-style-name="P3" draw:layer="layout" svg:width="1.103cm" svg:height="1.259cm" svg:x="2.754cm" svg:y="11.488cm">
          <draw:text-box>
            <text:p text:style-name="P3">Q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5T22:18:53</meta:creation-date>
    <dc:date>2009-03-15T22:45:46</dc:date>
    <meta:editing-duration>PT00H26M53S</meta:editing-duration>
    <meta:editing-cycles>3</meta:editing-cycles>
    <meta:generator>OpenOffice.org/3.0$Linux OpenOffice.org_project/300m15$Build-9379</meta:generator>
    <meta:document-statistic meta:object-count="23"/>
  </office:meta>
</office:document-meta>
</file>